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-Pee, pee...! Aaaagh...! Gotta... pee...!!</text:p>
          </table:table-cell>
          <table:table-cell table:number-columns-repeated="1020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style-name="ce0"/>
          <table:table-cell table:style-name="ce0"/>
          <table:table-cell table:style-name="ce0" office:value-type="string">
            <text:p>C'mooon... bathroom, hurry, hurry!! Hauuu!</text:p>
          </table:table-cell>
          <table:table-cell table:number-columns-repeated="1020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style-name="ce0"/>
          <table:table-cell table:style-name="ce0"/>
          <table:table-cell table:style-name="ce0" office:value-type="string">
            <text:p>*squeeeeeeeeeze*! *wriggle* *wriggle*
*wriggle*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style-name="ce0"/>
          <table:table-cell table:style-name="ce0"/>
          <table:table-cell table:style-name="ce0" office:value-type="string">
            <text:p>*squirm* *squirm* *squirm* *wiggle* *fidget*</text:p>
          </table:table-cell>
          <table:table-cell table:number-columns-repeated="1020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style-name="ce0"/>
          <table:table-cell table:style-name="ce0"/>
          <table:table-cell table:style-name="ce0" office:value-type="string">
            <text:p>I-I'm gonna leak...! This is... bad...</text:p>
          </table:table-cell>
          <table:table-cell table:number-columns-repeated="1020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style-name="ce0"/>
          <table:table-cell table:style-name="ce0"/>
          <table:table-cell table:style-name="ce0" office:value-type="string">
            <text:p>Hey! Y-You must have come up with some
bright ideas by now?!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m sorry to say, but we still haven't
formed any excellent plans.</text:p>
          </table:table-cell>
          <table:table-cell table:number-columns-repeated="1020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Sorryyy Carat-sama〜! Eheh!</text:p>
          </table:table-cell>
          <table:table-cell table:number-columns-repeated="1020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uuu... y-you can't be...</text:p>
          </table:table-cell>
          <table:table-cell table:number-columns-repeated="1020"/>
        </table:table-row>
        <table:table-row>
          <table:table-cell table:style-name="ce0" office:value-type="string">
            <text:p>一応、トイレの代替案は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lthough, if you'll allow me, I can
offer a substitute.</text:p>
          </table:table-cell>
          <table:table-cell table:number-columns-repeated="1020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style-name="ce0"/>
          <table:table-cell table:style-name="ce0"/>
          <table:table-cell table:style-name="ce0" office:value-type="string">
            <text:p>It may not be a toilet per se, but it
is something we can easily set up.</text:p>
          </table:table-cell>
          <table:table-cell table:number-columns-repeated="1020"/>
        </table:table-row>
        <table:table-row>
          <table:table-cell table:style-name="ce0" office:value-type="string">
            <text:p>ど、どんなやつっ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 is it?!</text:p>
          </table:table-cell>
          <table:table-cell table:number-columns-repeated="1020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can dig a deep hole in the ground; and
cover it with a toilet seat made from one
of those wooden crates over there.</text:p>
          </table:table-cell>
          <table:table-cell table:number-columns-repeated="1020"/>
        </table:table-row>
        <table:table-row>
          <table:table-cell table:style-name="ce0" office:value-type="string">
            <text:p>そ・・・それだけ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s... Is that it?!</text:p>
          </table:table-cell>
          <table:table-cell table:number-columns-repeated="1020"/>
        </table:table-row>
        <table:table-row>
          <table:table-cell table:style-name="ce0" office:value-type="string">
            <text:p>それだけ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 is it.</text:p>
          </table:table-cell>
          <table:table-cell table:number-columns-repeated="1020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uuuuuuu〜〜〜!! Th-That's not a toilet at
aaall...!!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style-name="ce0"/>
          <table:table-cell table:style-name="ce0"/>
          <table:table-cell table:style-name="ce0" office:value-type="string">
            <text:p>(B-But... I can't... t-take it anymore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style-name="ce0"/>
          <table:table-cell table:style-name="ce0"/>
          <table:table-cell table:style-name="ce0" office:value-type="string">
            <text:p>(Wh-Wh-What should I do...?!)</text:p>
          </table:table-cell>
          <table:table-cell table:number-columns-repeated="1020"/>
        </table:table-row>
        <table:table-row>
          <table:table-cell table:style-name="ce0" office:value-type="string">
            <text:p>もっと良い案を要求する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emand a better plan</text:p>
          </table:table-cell>
          <table:table-cell table:number-columns-repeated="1020"/>
        </table:table-row>
        <table:table-row>
          <table:table-cell table:style-name="ce0" office:value-type="string">
            <text:p>簡易トイレを作っ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e an improvised toilet made</text:p>
          </table:table-cell>
          <table:table-cell table:number-columns-repeated="1020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Going in a hole in the ground... I might
as well go directly on the floor!!</text:p>
          </table:table-cell>
          <table:table-cell table:number-columns-repeated="1020"/>
        </table:table-row>
        <table:table-row>
          <table:table-cell table:style-name="ce0" office:value-type="string">
            <text:p>そんなの、きゃ、却下だ、却下！！</text:p>
          </table:table-cell>
          <table:table-cell table:style-name="ce0"/>
          <table:table-cell table:style-name="ce0"/>
          <table:table-cell table:style-name="ce0" office:value-type="string">
            <text:p>That's o-out of the question!!</text:p>
          </table:table-cell>
          <table:table-cell table:number-columns-repeated="1020"/>
        </table:table-row>
        <table:table-row>
          <table:table-cell table:style-name="ce0" office:value-type="string">
            <text:p>そう言われまして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say that, but...</text:p>
          </table:table-cell>
          <table:table-cell table:number-columns-repeated="1020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't offer any higher luxury than
that〜! Eheheh!</text:p>
          </table:table-cell>
          <table:table-cell table:number-columns-repeated="1020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 any case, I am not so uncivilized as
to do such a thing, so I suggest you try
harder!!!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style-name="ce0"/>
          <table:table-cell table:style-name="ce0"/>
          <table:table-cell table:style-name="ce0" office:value-type="string">
            <text:p>I-I-I am Carat, after all!! Carat... uuuu,
w-would never pee without a toilet!!!</text:p>
          </table:table-cell>
          <table:table-cell table:number-columns-repeated="1020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Hmph... Carat-sama is as concerned with
appearances as ever.)</text:p>
          </table:table-cell>
          <table:table-cell table:number-columns-repeated="1020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style-name="ce0"/>
          <table:table-cell table:style-name="ce0"/>
          <table:table-cell table:style-name="ce0" office:value-type="string">
            <text:p>(Carat-sama will most likely accept nothing
less than a toilet seat made of porcelain.)</text:p>
          </table:table-cell>
          <table:table-cell table:number-columns-repeated="1020"/>
        </table:table-row>
        <table:table-row>
          <table:table-cell table:style-name="ce0" office:value-type="string">
            <text:p>（しかし・・・）</text:p>
          </table:table-cell>
          <table:table-cell table:style-name="ce0"/>
          <table:table-cell table:style-name="ce0"/>
          <table:table-cell table:style-name="ce0" office:value-type="string">
            <text:p>(Unfortunately...)</text:p>
          </table:table-cell>
          <table:table-cell table:number-columns-repeated="1020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style-name="ce0" office:value-type="string">
            <text:p>Then 681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(That's too bad〜, we won't be finding any
toilet seats around here... eheheh...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(I-It's not peeing outside... if you're
using a toilet...)</text:p>
          </table:table-cell>
          <table:table-cell table:number-columns-repeated="1020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style-name="ce0"/>
          <table:table-cell table:style-name="ce0"/>
          <table:table-cell table:style-name="ce0" office:value-type="string">
            <text:p>(In a situation like this, I-I have no
choice but to use a makeshift toilet, right?!)</text:p>
          </table:table-cell>
          <table:table-cell table:number-columns-repeated="1020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style-name="ce0"/>
          <table:table-cell table:style-name="ce0"/>
          <table:table-cell table:style-name="ce0" office:value-type="string">
            <text:p>I get it, m-make one of those...! Plea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